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taples</text:p>
          </table:table-cell>
          <table:table-cell office:value-type="string">
            <text:p>walmart</text:p>
          </table:table-cell>
          <table:table-cell office:value-type="string">
            <text:p>axuaxu</text:p>
          </table:table-cell>
          <table:table-cell office:value-type="string">
            <text:p>H***###$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anadapost</text:p>
          </table:table-cell>
          <table:table-cell office:value-type="string">
            <text:p>axu0110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>
            <text:p>PO BOX 99900 FG 070 549RPO ROYMONTREAL QC H2W 0A4 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http://www.firstcorp.ca/savard/36.html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shaughn.ca/en/plans-prices/?t=studio-en&amp;f=a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http://www.plazastjacques.ca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www.plazadorval.ca 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Lmisuites.com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www.bookitmontreal.com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WWW.IMMOMORIN.COM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www.plazadorval.ca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Fully Furnished Studio $1100/month. </text:p>
          </table:table-cell>
          <table:table-cell/>
        </table:table-row>
        <table:table-row table:style-name="ro3">
          <table:table-cell table:number-columns-repeated="5"/>
          <table:table-cell table:style-name="ce2" office:value-type="string">
            <text:p>Located on the Plateau, at the hub of a multitude of neighborhood amenities 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514 553 9128 Katherine English 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514 293 3584 French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s://www.ragq.com/furnished_apartments.aspx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www.louer.com/montreal-downtown+apartments-for-rent/extras-furnished-rentals/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montrealfurnished.com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classifieds.montrealgazette.com/montreal/property-for-rent/search?p=3</text:p>
          </table:table-cell>
          <table:table-cell table:number-columns-repeated="3"/>
          <table:table-cell table:style-name="ce2" office:value-type="string">
            <text:p>montrealfurnished.com </text:p>
          </table:table-cell>
          <table:table-cell/>
        </table:table-row>
        <table:table-row table:style-name="ro1">
          <table:table-cell/>
          <table:table-cell office:value-type="string">
            <text:p>ragq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www.zapls.com/</text:p>
          </table:table-cell>
          <table:table-cell table:number-columns-repeated="3"/>
          <table:table-cell office:value-type="string">
            <text:p>http://mont-rose.ca/en/apartments-for-monthly-rental/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montrealfurnishedsuites.com/portfolio-item/clark-oasis/</text:p>
          </table:table-cell>
          <table:table-cell/>
        </table:table-row>
        <table:table-row table:style-name="ro1">
          <table:table-cell/>
          <table:table-cell office:value-type="string">
            <text:p>Federal-realestate.co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prent.com</text:p>
          </table:table-cell>
          <table:table-cell table:number-columns-repeated="3"/>
          <table:table-cell office:value-type="string">
            <text:p>http://www.montrealstays.com/available-properties/?roomcategory=s</text:p>
          </table:table-cell>
          <table:table-cell/>
        </table:table-row>
        <table:table-row table:style-name="ro1">
          <table:table-cell/>
          <table:table-cell office:value-type="string">
            <text:p>montrealliving.inf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montrealmeuble.com 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/>
          <table:table-cell office:value-type="string">
            <text:p>caprent.co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lotapparts.com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ttp://www.gesthab.ca/index.htm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http://www.rentalmontreal.com/search.aspx?r=&amp;s=&amp;f=&amp;b=&amp;b2=&amp;pmin=&amp;pmax=&amp;type=&amp;p=9</text:p>
          </table:table-cell>
          <table:table-cell/>
        </table:table-row>
        <table:table-row table:style-name="ro1">
          <table:table-cell/>
          <table:table-cell office:value-type="string">
            <text:p>http://www.bei.umontreal.ca/english/mtl_logement.ht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studioshotel.ca/index.php?lang=en&amp;d=h</text:p>
          </table:table-cell>
          <table:table-cell table:number-columns-repeated="3"/>
          <table:table-cell office:value-type="string">
            <text:p>montrealliving.info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http://www.residences-etu.ca/tarifs.php?lang=en&amp;d=t</text:p>
          </table:table-cell>
          <table:table-cell table:number-columns-repeated="3"/>
          <table:table-cell office:value-type="string">
            <text:p>shdm.org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federal-realestate.com/</text:p>
          </table:table-cell>
          <table:table-cell table:number-columns-repeated="3"/>
          <table:table-cell office:value-type="string">
            <text:p>trouveunappart.com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pwscanada.ca/rental-apartments-ads/</text:p>
          </table:table-cell>
          <table:table-cell table:number-columns-repeated="3"/>
          <table:table-cell office:value-type="string">
            <text:p>http://www.moremontreal.com/apartments-for-rent/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www.moremontreal.com</text:p>
          </table:table-cell>
          <table:table-cell/>
        </table:table-row>
        <table:table-row table:style-name="ro1">
          <table:table-cell/>
          <table:table-cell office:value-type="string">
            <text:p>https://www.zapls.com/montreal_apartment_listing.php?UID=1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ttps://hawkgestion.managebuilding.com/Resident/PublicPages/ApartmentSearch.asp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7110deladeviniere.ca/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>
            <text:p>www.1570st-timothee.ca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2" office:value-type="string">
            <text:p>www.logementmtl.com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4">
          <table:table-cell/>
          <table:table-cell table:style-name="ce2" office:value-type="string">
            <text:p>www.montrealocationapartment.ca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s://www.livingin.city/flood-victim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2" office:value-type="string">
            <text:p>www.chezvousmontreal.ca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immova.ca/site_locataire/412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federal-realestate.com/building.php?l=e&amp;b=368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http://www.oxfordresidential.ca/rental-properties/property/lacit%C3%A9-apartment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s://www.udemy.com/aws-certified-associate-architect-developer-sysops-admin/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2017-05-29</text:date>, <text:time>12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59:20.60</meta:creation-date>
    <meta:generator>OpenOffice/4.1.3$Win32 OpenOffice.org_project/413m1$Build-9783</meta:generator>
    <dc:date>2017-05-29T12:25:13.54</dc:date>
    <meta:editing-duration>PT22H8M5S</meta:editing-duration>
    <meta:editing-cycles>48</meta:editing-cycles>
    <meta:document-statistic meta:table-count="3" meta:cell-count="60" meta:object-count="0"/>
  </office:meta>
</office:document-meta>
</file>